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FLORES BORJA MARIA ISABE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LIM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26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FLORES BORJA MARIA ISABE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1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14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NTREGA MERCADO BOCANEG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/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6T17:19:3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